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1" svg:font-family="FreeMono" style:font-family-generic="modern" style:font-pitch="fixed"/>
    <style:font-face style:name="FreeMono2" svg:font-family="FreeMono" style:font-adornments="Bold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FreeMono" svg:font-family="FreeMono" style:font-family-generic="modern" style:font-pitch="variable"/>
    <style:font-face style:name="Liberation Mono2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333333" draw:marker-start-width="0.432cm" draw:marker-end-width="0.432cm" draw:fill="solid" draw:fill-color="#ffffff" draw:textarea-horizontal-align="justify" draw:textarea-vertical-align="middle" draw:auto-grow-height="false" fo:min-height="1.884cm" fo:min-width="4.301cm" fo:padding-top="0.201cm" fo:padding-bottom="0.201cm" fo:padding-left="0.326cm" fo:padding-right="0.326cm"/>
      <style:paragraph-properties style:writing-mode="lr-tb"/>
    </style:style>
    <style:style style:name="gr2" style:family="graphic" style:parent-style-name="standard">
      <style:graphic-properties svg:stroke-width="0.152cm" svg:stroke-color="#333333" draw:marker-start-width="0.432cm" draw:marker-end-width="0.432cm" draw:fill="solid" draw:fill-color="#ffffff" draw:textarea-horizontal-align="justify" draw:textarea-vertical-align="middle" draw:auto-grow-height="false" fo:min-height="4.703cm" fo:min-width="3.095cm" fo:padding-top="0.201cm" fo:padding-bottom="0.201cm" fo:padding-left="0.326cm" fo:padding-right="0.326cm"/>
      <style:paragraph-properties style:writing-mode="lr-tb"/>
    </style:style>
    <style:style style:name="gr3" style:family="graphic" style:parent-style-name="standard">
      <style:graphic-properties svg:stroke-width="0.152cm" svg:stroke-color="#333333" draw:marker-start-width="0.432cm" draw:marker-end-width="0.432cm" draw:fill="solid" draw:fill-color="#ffffff" draw:textarea-horizontal-align="justify" draw:textarea-vertical-align="middle" draw:auto-grow-height="false" fo:min-height="4.686cm" fo:min-width="3.158cm" fo:padding-top="0.201cm" fo:padding-bottom="0.201cm" fo:padding-left="0.326cm" fo:padding-right="0.326cm"/>
      <style:paragraph-properties style:writing-mode="lr-tb"/>
    </style:style>
    <style:style style:name="gr4" style:family="graphic" style:parent-style-name="standard" style:list-style-name="L1">
      <style:graphic-properties svg:stroke-width="0.152cm" svg:stroke-color="#333333" draw:marker-start-width="0.432cm" draw:marker-end-width="0.432cm" draw:fill="solid" draw:fill-color="#ffffff" draw:textarea-horizontal-align="justify" draw:textarea-vertical-align="middle" draw:auto-grow-height="false" fo:min-height="4.622cm" fo:min-width="3.094cm" fo:padding-top="0.201cm" fo:padding-bottom="0.201cm" fo:padding-left="0.326cm" fo:padding-right="0.326cm"/>
      <style:paragraph-properties style:writing-mode="lr-tb"/>
    </style:style>
    <style:style style:name="gr5" style:family="graphic" style:parent-style-name="standard">
      <style:graphic-properties svg:stroke-width="0.152cm" svg:stroke-color="#333333" draw:marker-start-width="0.432cm" draw:marker-end-width="0.432cm" draw:fill="solid" draw:fill-color="#ffffff" draw:textarea-horizontal-align="justify" draw:textarea-vertical-align="middle" draw:auto-grow-height="false" fo:min-height="3.154cm" fo:min-width="3.095cm" fo:padding-top="0.201cm" fo:padding-bottom="0.201cm" fo:padding-left="0.326cm" fo:padding-right="0.326cm"/>
      <style:paragraph-properties style:writing-mode="lr-tb"/>
    </style:style>
    <style:style style:name="gr6" style:family="graphic" style:parent-style-name="standard">
      <style:graphic-properties svg:stroke-width="0.152cm" svg:stroke-color="#333333" draw:marker-start-width="0.432cm" draw:marker-end-width="0.432cm" draw:fill="solid" draw:fill-color="#ffffff" draw:textarea-horizontal-align="justify" draw:textarea-vertical-align="middle" draw:auto-grow-height="false" fo:min-height="3.154cm" fo:min-width="3.666cm" fo:padding-top="0.201cm" fo:padding-bottom="0.201cm" fo:padding-left="0.326cm" fo:padding-right="0.326cm"/>
      <style:paragraph-properties style:writing-mode="lr-tb"/>
    </style:style>
    <style:style style:name="gr7" style:family="graphic" style:parent-style-name="standard">
      <style:graphic-properties svg:stroke-width="0.102cm" svg:stroke-color="#808080" draw:marker-start="" draw:marker-start-width="0.457cm" draw:marker-end="Rounded_20_large_20_Arrow" draw:marker-end-width="0.356cm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000000" draw:marker-start="" draw:marker-start-width="0.457cm" draw:marker-end="Rounded_20_large_20_Arrow" draw:marker-end-width="0.356cm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4.254cm"/>
      <style:paragraph-properties style:writing-mode="lr-tb"/>
    </style:style>
    <style:style style:name="gr10" style:family="graphic" style:parent-style-name="standard">
      <style:graphic-properties svg:stroke-width="0.152cm" svg:stroke-color="#333333" draw:marker-start-width="0.432cm" draw:marker-end-width="0.432cm" draw:fill="solid" draw:fill-color="#ffffff" draw:textarea-horizontal-align="justify" draw:textarea-vertical-align="middle" draw:auto-grow-height="false" fo:min-height="2.011cm" fo:min-width="4.174cm" fo:padding-top="0.201cm" fo:padding-bottom="0.201cm" fo:padding-left="0.326cm" fo:padding-right="0.326cm"/>
      <style:paragraph-properties style:writing-mode="lr-tb"/>
    </style:style>
    <style:style style:name="gr11" style:family="graphic" style:parent-style-name="standard" style:list-style-name="L1">
      <style:graphic-properties svg:stroke-width="0.152cm" svg:stroke-color="#333333" draw:marker-start-width="0.432cm" draw:marker-end-width="0.432cm" draw:fill="solid" draw:fill-color="#ffffff" draw:textarea-horizontal-align="justify" draw:textarea-vertical-align="middle" draw:auto-grow-height="false" fo:min-height="4.576cm" fo:min-width="3.095cm" fo:padding-top="0.201cm" fo:padding-bottom="0.201cm" fo:padding-left="0.326cm" fo:padding-right="0.326cm"/>
      <style:paragraph-properties style:writing-mode="lr-tb"/>
    </style:style>
    <style:style style:name="gr12" style:family="graphic" style:parent-style-name="standard" style:list-style-name="L1">
      <style:graphic-properties svg:stroke-width="0.152cm" svg:stroke-color="#333333" draw:marker-start-width="0.432cm" draw:marker-end-width="0.432cm" draw:fill="solid" draw:fill-color="#ffffff" draw:textarea-horizontal-align="justify" draw:textarea-vertical-align="middle" draw:auto-grow-height="false" fo:min-height="4.559cm" fo:min-width="3.158cm" fo:padding-top="0.201cm" fo:padding-bottom="0.201cm" fo:padding-left="0.326cm" fo:padding-right="0.326cm"/>
      <style:paragraph-properties style:writing-mode="lr-tb"/>
    </style:style>
    <style:style style:name="gr13" style:family="graphic" style:parent-style-name="standard" style:list-style-name="L1">
      <style:graphic-properties svg:stroke-width="0.152cm" svg:stroke-color="#333333" draw:marker-start-width="0.432cm" draw:marker-end-width="0.432cm" draw:fill="solid" draw:fill-color="#ffffff" draw:textarea-horizontal-align="justify" draw:textarea-vertical-align="middle" draw:auto-grow-height="false" fo:min-height="4.495cm" fo:min-width="3.094cm" fo:padding-top="0.201cm" fo:padding-bottom="0.201cm" fo:padding-left="0.326cm" fo:padding-right="0.326cm"/>
      <style:paragraph-properties style:writing-mode="lr-tb"/>
    </style:style>
    <style:style style:name="gr14" style:family="graphic" style:parent-style-name="standard" style:list-style-name="L1">
      <style:graphic-properties svg:stroke-width="0.152cm" svg:stroke-color="#333333" draw:marker-start-width="0.432cm" draw:marker-end-width="0.432cm" draw:fill="solid" draw:fill-color="#ffffff" draw:textarea-horizontal-align="justify" draw:textarea-vertical-align="middle" draw:auto-grow-height="false" fo:min-height="3.154cm" fo:min-width="3.095cm" fo:padding-top="0.201cm" fo:padding-bottom="0.201cm" fo:padding-left="0.326cm" fo:padding-right="0.326cm"/>
      <style:paragraph-properties style:writing-mode="lr-tb"/>
    </style:style>
    <style:style style:name="gr15" style:family="graphic" style:parent-style-name="standard" style:list-style-name="L1">
      <style:graphic-properties svg:stroke-width="0.152cm" svg:stroke-color="#333333" draw:marker-start-width="0.432cm" draw:marker-end-width="0.432cm" draw:fill="solid" draw:fill-color="#ffffff" draw:textarea-horizontal-align="justify" draw:textarea-vertical-align="middle" draw:auto-grow-height="false" fo:min-height="4.622cm" fo:min-width="3.094cm" fo:padding-top="0.201cm" fo:padding-bottom="0.201cm" fo:padding-left="0.326cm" fo:padding-right="0.326cm"/>
      <style:paragraph-properties style:writing-mode="lr-tb"/>
    </style:style>
    <style:style style:name="gr16" style:family="graphic" style:parent-style-name="standard" style:list-style-name="L1">
      <style:graphic-properties svg:stroke-width="0.152cm" svg:stroke-color="#333333" draw:marker-start-width="0.432cm" draw:marker-end-width="0.432cm" draw:fill="solid" draw:fill-color="#ffffff" draw:textarea-horizontal-align="justify" draw:textarea-vertical-align="middle" draw:auto-grow-height="false" fo:min-height="4.576cm" fo:min-width="3.095cm" fo:padding-top="0.201cm" fo:padding-bottom="0.201cm" fo:padding-left="0.326cm" fo:padding-right="0.326cm"/>
      <style:paragraph-properties style:writing-mode="lr-tb"/>
    </style:style>
    <style:style style:name="gr17" style:family="graphic" style:parent-style-name="standard" style:list-style-name="L1">
      <style:graphic-properties svg:stroke-width="0.152cm" svg:stroke-color="#333333" draw:marker-start-width="0.432cm" draw:marker-end-width="0.432cm" draw:fill="solid" draw:fill-color="#ffffff" draw:textarea-horizontal-align="justify" draw:textarea-vertical-align="middle" draw:auto-grow-height="false" fo:min-height="4.559cm" fo:min-width="3.158cm" fo:padding-top="0.201cm" fo:padding-bottom="0.201cm" fo:padding-left="0.326cm" fo:padding-right="0.326cm"/>
      <style:paragraph-properties style:writing-mode="lr-tb"/>
    </style:style>
    <style:style style:name="gr18" style:family="graphic" style:parent-style-name="standard" style:list-style-name="L1">
      <style:graphic-properties svg:stroke-width="0.152cm" svg:stroke-color="#333333" draw:marker-start-width="0.432cm" draw:marker-end-width="0.432cm" draw:fill="solid" draw:fill-color="#ffffff" draw:textarea-horizontal-align="justify" draw:textarea-vertical-align="middle" draw:auto-grow-height="false" fo:min-height="4.495cm" fo:min-width="3.094cm" fo:padding-top="0.201cm" fo:padding-bottom="0.201cm" fo:padding-left="0.326cm" fo:padding-right="0.326cm"/>
      <style:paragraph-properties style:writing-mode="lr-tb"/>
    </style:style>
    <style:style style:name="gr19" style:family="graphic" style:parent-style-name="standard" style:list-style-name="L1">
      <style:graphic-properties svg:stroke-width="0.152cm" svg:stroke-color="#333333" draw:marker-start-width="0.432cm" draw:marker-end-width="0.432cm" draw:fill="solid" draw:fill-color="#ffffff" draw:textarea-horizontal-align="justify" draw:textarea-vertical-align="middle" draw:auto-grow-height="false" fo:min-height="3.154cm" fo:min-width="3.095cm" fo:padding-top="0.201cm" fo:padding-bottom="0.201cm" fo:padding-left="0.326cm" fo:padding-right="0.326cm"/>
      <style:paragraph-properties style:writing-mode="lr-tb"/>
    </style:style>
    <style:style style:name="gr20" style:family="graphic" style:parent-style-name="standard">
      <style:graphic-properties svg:stroke-width="0.152cm" svg:stroke-color="#333333" draw:marker-start-width="0.432cm" draw:marker-end-width="0.432cm" draw:fill="solid" draw:fill-color="#ffffff" draw:textarea-horizontal-align="justify" draw:textarea-vertical-align="middle" draw:auto-grow-height="false" fo:min-height="5.384cm" fo:min-width="3.095cm" fo:padding-top="0.201cm" fo:padding-bottom="0.201cm" fo:padding-left="0.326cm" fo:padding-right="0.326cm"/>
      <style:paragraph-properties style:writing-mode="lr-tb"/>
    </style:style>
    <style:style style:name="gr21" style:family="graphic" style:parent-style-name="standard">
      <style:graphic-properties svg:stroke-width="0.152cm" svg:stroke-color="#333333" draw:marker-start-width="0.432cm" draw:marker-end-width="0.432cm" draw:fill="solid" draw:fill-color="#ffffff" draw:textarea-horizontal-align="justify" draw:textarea-vertical-align="middle" draw:auto-grow-height="false" fo:min-height="3.535cm" fo:min-width="3.095cm" fo:padding-top="0.201cm" fo:padding-bottom="0.201cm" fo:padding-left="0.326cm" fo:padding-right="0.326cm"/>
      <style:paragraph-properties style:writing-mode="lr-tb"/>
    </style:style>
    <style:style style:name="gr22" style:family="graphic" style:parent-style-name="standard">
      <style:graphic-properties svg:stroke-width="0.152cm" svg:stroke-color="#333333" draw:marker-start-width="0.432cm" draw:marker-end-width="0.432cm" draw:fill="solid" draw:fill-color="#ffffff" draw:textarea-horizontal-align="justify" draw:textarea-vertical-align="middle" draw:auto-grow-height="false" fo:min-height="3.027cm" fo:min-width="3.095cm" fo:padding-top="0.201cm" fo:padding-bottom="0.201cm" fo:padding-left="0.326cm" fo:padding-right="0.32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FreeMono2" fo:font-size="22pt" fo:font-weight="bold" style:font-size-asian="18pt" style:font-size-complex="18pt"/>
    </style:style>
    <style:style style:name="P2" style:family="paragraph">
      <loext:graphic-properties draw:fill="solid" draw:fill-color="#ffffff"/>
      <style:paragraph-properties fo:text-align="center" style:writing-mode="lr-tb"/>
      <style:text-properties style:font-name="FreeMono2" fo:font-size="22pt" fo:font-weight="bold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FreeMono2" fo:font-size="22pt" fo:font-weight="bold" style:font-size-asian="18pt" style:font-size-complex="18pt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FreeMono2" fo:font-size="22pt" fo:font-weight="bold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224b12" style:font-name="Liberation Mono" fo:font-size="16pt" fo:font-weight="bold" style:font-size-asian="18pt" style:font-size-complex="18pt"/>
    </style:style>
    <style:style style:name="T1" style:family="text">
      <style:text-properties style:font-name="FreeMono2" fo:font-size="22pt" fo:font-weight="bold" style:font-size-asian="18pt" style:font-size-complex="18pt"/>
    </style:style>
    <style:style style:name="T2" style:family="text">
      <style:text-properties fo:color="#127622" style:font-name="FreeMono2" fo:font-size="44pt" fo:font-weight="bold" style:font-size-asian="18pt" style:font-size-complex="18pt"/>
    </style:style>
    <style:style style:name="T3" style:family="text">
      <style:text-properties fo:color="#bf0041" style:font-name="FreeMono2" fo:font-size="22pt" fo:font-weight="bold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FreeMono2" fo:font-size="22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bf0041" style:text-outline="false" style:text-line-through-style="none" style:text-line-through-type="none" style:font-name="FreeMono2" fo:font-size="22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127622" style:text-outline="false" style:text-line-through-style="none" style:text-line-through-type="none" style:font-name="FreeMono2" fo:font-size="44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224b12" style:font-name="Liberation Mono" fo:font-size="16pt" fo:font-weight="bold" style:font-size-asian="18pt" style:font-size-complex="18pt"/>
    </style:style>
    <style:style style:name="T8" style:family="text">
      <style:text-properties style:use-window-font-color="true" style:font-name="FreeMono2" fo:font-size="2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53cm" svg:height="2.286cm" svg:x="26.59cm" svg:y="8.556cm">
          <text:p text:style-name="P1"><text:span text:style-name="T1">PID=30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47cm" svg:height="5.105cm" svg:x="0.936cm" svg:y="35.907cm">
          <text:p text:style-name="P1"><text:span text:style-name="T2">A</text:span></text:p>
          <text:p text:style-name="P1"><text:span text:style-name="T1">PID=</text:span><text:span text:style-name="T3">301</text:span></text:p>
          <text:p text:style-name="P1"><text:span text:style-name="T1">ii=301</text:span></text:p>
          <text:p text:style-name="P1"><text:span text:style-name="T1">jj=301</text:span></text:p>
          <text:p text:style-name="P1"><text:span text:style-name="T1">kk=</text:span><text:span text:style-name="T3">30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5.088cm" svg:x="5.254cm" svg:y="35.924cm">
          <text:p text:style-name="P1"><text:span text:style-name="T2">B</text:span></text:p>
          <text:p text:style-name="P1"><text:span text:style-name="T1">PID=</text:span><text:span text:style-name="T3">Z1</text:span></text:p>
          <text:p text:style-name="P1"><text:span text:style-name="T1">ii=301</text:span></text:p>
          <text:p text:style-name="P1"><text:span text:style-name="T1">jj=301</text:span></text:p>
          <text:p text:style-name="P3"><text:span text:style-name="T4">kk=</text:span><text:span text:style-name="T5">Z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746cm" svg:height="5.024cm" svg:x="9.827cm" svg:y="35.988cm">
          <text:p text:style-name="P3"><text:span text:style-name="T6">C</text:span></text:p>
          <text:p text:style-name="P3"><text:span text:style-name="T4">PID=</text:span><text:span text:style-name="T5">Y1</text:span></text:p>
          <text:p text:style-name="P3"><text:span text:style-name="T1">ii=301</text:span></text:p>
          <text:p text:style-name="P3"><text:span text:style-name="T1">jj=301</text:span></text:p>
          <text:p text:style-name="P3"><text:span text:style-name="T4">kk=</text:span><text:span text:style-name="T5">Y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2" draw:layer="layout" svg:width="3.747cm" svg:height="3.556cm" svg:x="3.222cm" svg:y="30.209cm">
          <text:p text:style-name="P1"><text:span text:style-name="T1">PID=301</text:span></text:p>
          <text:p text:style-name="P1"><text:span text:style-name="T1">ii=301</text:span></text:p>
          <text:p text:style-name="P1"><text:span text:style-name="T1">jj=301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318cm" svg:height="3.556cm" svg:x="6.016cm" svg:y="24.494cm">
          <text:p text:style-name="P1"><text:span text:style-name="T1">PID=</text:span><text:span text:style-name="T3">30</text:span><text:span text:style-name="T3">1</text:span></text:p>
          <text:p text:style-name="P1"><text:span text:style-name="T1">ii=301</text:span></text:p>
          <text:p text:style-name="P1"><text:span text:style-name="T1">jj=</text:span><text:span text:style-name="T3">301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5cm" svg:y1="33.765cm" svg:x2="2.714cm" svg:y2="35.924cm">
          <text:p/>
        </draw:line>
        <draw:line draw:style-name="gr7" draw:text-style-name="P5" draw:layer="layout" svg:x1="5cm" svg:y1="33.765cm" svg:x2="7.096cm" svg:y2="35.924cm">
          <text:p/>
        </draw:line>
        <draw:line draw:style-name="gr8" draw:text-style-name="P5" draw:layer="layout" svg:x1="7.921cm" svg:y1="28.027cm" svg:x2="11.795cm" svg:y2="35.988cm">
          <text:p/>
        </draw:line>
        <draw:line draw:style-name="gr8" draw:text-style-name="P5" draw:layer="layout" svg:x1="8.048cm" svg:y1="28.027cm" svg:x2="5.127cm" svg:y2="30.209cm">
          <text:p/>
        </draw:line>
        <draw:frame draw:style-name="gr9" draw:text-style-name="P6" draw:layer="layout" svg:width="8.128cm" svg:height="1.143cm" svg:x="1.127cm" svg:y="34.019cm">
          <draw:text-box>
            <text:p><text:span text:style-name="T7">line 17: <text:s text:c="5"/>myfork()</text:span></text:p>
          </draw:text-box>
        </draw:frame>
        <draw:frame draw:style-name="gr9" draw:text-style-name="P6" draw:layer="layout" svg:width="9.588cm" svg:height="1.143cm" svg:x="3.73cm" svg:y="28.368cm">
          <draw:text-box>
            <text:p><text:span text:style-name="T7">line 16: <text:s text:c="5"/>myfork()</text:span></text:p>
          </draw:text-box>
        </draw:frame>
        <draw:g>
          <draw:custom-shape draw:style-name="gr10" draw:text-style-name="P2" draw:layer="layout" svg:width="4.826cm" svg:height="2.413cm" svg:x="12.366cm" svg:y="17.637cm">
            <text:p text:style-name="P1"><text:span text:style-name="T1">PID=</text:span><text:span text:style-name="T3">30</text:span><text:span text:style-name="T3">1</text:span></text:p>
            <text:p text:style-name="P1"><text:span text:style-name="T1">ii=301</text:span></text:p>
            <draw:enhanced-geometry svg:viewBox="0 0 21600 21600" draw:type="rectangle" draw:enhanced-path="M 0 0 L 21600 0 21600 21600 0 21600 0 0 Z N"/>
          </draw:custom-shape>
          <draw:line draw:style-name="gr8" draw:text-style-name="P5" draw:layer="layout" svg:x1="14.779cm" svg:y1="20.05cm" svg:x2="21.828cm" svg:y2="24.621cm">
            <text:p/>
          </draw:line>
          <draw:line draw:style-name="gr8" draw:text-style-name="P5" draw:layer="layout" svg:x1="14.757cm" svg:y1="20.033cm" svg:x2="8.112cm" svg:y2="24.494cm">
            <text:p/>
          </draw:line>
          <draw:frame draw:style-name="gr9" draw:text-style-name="P6" draw:layer="layout" svg:width="6.286cm" svg:height="1.143cm" svg:x="11.732cm" svg:y="22.272cm">
            <draw:text-box>
              <text:p><text:span text:style-name="T7">line 14: myfork()</text:span></text:p>
            </draw:text-box>
          </draw:frame>
        </draw:g>
        <draw:g>
          <draw:custom-shape draw:style-name="gr11" draw:text-style-name="P4" draw:layer="layout" svg:width="3.747cm" svg:height="4.978cm" svg:x="14.398cm" svg:y="36.034cm">
            <text:p text:style-name="P3"><text:span text:style-name="T6">D</text:span></text:p>
            <text:p text:style-name="P3"><text:span text:style-name="T4">PID=</text:span><text:span text:style-name="T3">X1</text:span></text:p>
            <text:p text:style-name="P3"><text:span text:style-name="T1">ii=301</text:span></text:p>
            <text:p text:style-name="P3"><text:span text:style-name="T1">jj=X1</text:span></text:p>
            <text:p text:style-name="P3"><text:span text:style-name="T4">kk=</text:span><text:span text:style-name="T3">X1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3.81cm" svg:height="4.961cm" svg:x="18.716cm" svg:y="36.051cm">
            <text:p text:style-name="P3"><text:span text:style-name="T6">E</text:span></text:p>
            <text:p text:style-name="P3"><text:span text:style-name="T1">PID=</text:span><text:span text:style-name="T3">Z2</text:span></text:p>
            <text:p text:style-name="P3"><text:span text:style-name="T1">ii=301</text:span></text:p>
            <text:p text:style-name="P3"><text:span text:style-name="T1">jj=X1</text:span></text:p>
            <text:p text:style-name="P3"><text:span text:style-name="T4">kk=</text:span><text:span text:style-name="T5">Z2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3.746cm" svg:height="4.897cm" svg:x="23.289cm" svg:y="36.115cm">
            <text:p text:style-name="P3"><text:span text:style-name="T6">F</text:span></text:p>
            <text:p text:style-name="P3"><text:span text:style-name="T4">PID=</text:span><text:span text:style-name="T5">Y2</text:span></text:p>
            <text:p text:style-name="P3"><text:span text:style-name="T1">ii=301</text:span></text:p>
            <text:p text:style-name="P3"><text:span text:style-name="T1">jj=X1</text:span></text:p>
            <text:p text:style-name="P3"><text:span text:style-name="T4">kk=</text:span><text:span text:style-name="T5">Y2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4" draw:text-style-name="P4" draw:layer="layout" svg:width="3.747cm" svg:height="3.556cm" svg:x="16.684cm" svg:y="30.336cm">
            <text:p text:style-name="P3"><text:span text:style-name="T4">PID=</text:span><text:span text:style-name="T3">X1</text:span></text:p>
            <text:p text:style-name="P3"><text:span text:style-name="T1">ii=301</text:span></text:p>
            <text:p text:style-name="P3"><text:span text:style-name="T4">jj=</text:span><text:span text:style-name="T3">X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4.318cm" svg:height="3.556cm" svg:x="19.478cm" svg:y="24.621cm">
            <text:p text:style-name="P1"><text:span text:style-name="T1">PID=</text:span><text:span text:style-name="T3">X1</text:span></text:p>
            <text:p text:style-name="P1"><text:span text:style-name="T1">ii=301</text:span></text:p>
            <text:p text:style-name="P1"><text:span text:style-name="T1">jj=</text:span><text:span text:style-name="T3">X1</text:span></text:p>
            <draw:enhanced-geometry svg:viewBox="0 0 21600 21600" draw:type="rectangle" draw:enhanced-path="M 0 0 L 21600 0 21600 21600 0 21600 0 0 Z N"/>
          </draw:custom-shape>
          <draw:line draw:style-name="gr7" draw:text-style-name="P5" draw:layer="layout" svg:x1="18.462cm" svg:y1="33.892cm" svg:x2="16.176cm" svg:y2="36.051cm">
            <text:p/>
          </draw:line>
          <draw:line draw:style-name="gr7" draw:text-style-name="P5" draw:layer="layout" svg:x1="18.462cm" svg:y1="33.892cm" svg:x2="20.558cm" svg:y2="36.051cm">
            <text:p/>
          </draw:line>
          <draw:g>
            <draw:line draw:style-name="gr8" draw:text-style-name="P5" draw:layer="layout" svg:x1="21.383cm" svg:y1="28.154cm" svg:x2="25.193cm" svg:y2="35.924cm">
              <text:p/>
            </draw:line>
            <draw:line draw:style-name="gr8" draw:text-style-name="P5" draw:layer="layout" svg:x1="21.51cm" svg:y1="28.154cm" svg:x2="18.589cm" svg:y2="30.336cm">
              <text:p/>
            </draw:line>
          </draw:g>
          <draw:frame draw:style-name="gr9" draw:text-style-name="P6" draw:layer="layout" svg:width="8.128cm" svg:height="1.143cm" svg:x="14.589cm" svg:y="34.146cm">
            <draw:text-box>
              <text:p><text:span text:style-name="T7">line 17: <text:s text:c="5"/>myfork()</text:span></text:p>
            </draw:text-box>
          </draw:frame>
          <draw:frame draw:style-name="gr9" draw:text-style-name="P6" draw:layer="layout" svg:width="9.588cm" svg:height="1.143cm" svg:x="17.192cm" svg:y="28.495cm">
            <draw:text-box>
              <text:p><text:span text:style-name="T7">line 16: <text:s text:c="5"/>myfork()</text:span></text:p>
            </draw:text-box>
          </draw:frame>
        </draw:g>
        <draw:g>
          <draw:g>
            <draw:custom-shape draw:style-name="gr2" draw:text-style-name="P2" draw:layer="layout" svg:width="3.747cm" svg:height="5.105cm" svg:x="27.733cm" svg:y="35.971cm">
              <text:p text:style-name="P1"><text:span text:style-name="T2">G</text:span></text:p>
              <text:p text:style-name="P1"><text:span text:style-name="T1">PID=</text:span><text:span text:style-name="T3">302</text:span></text:p>
              <text:p text:style-name="P1"><text:span text:style-name="T1">ii=302</text:span></text:p>
              <text:p text:style-name="P1"><text:span text:style-name="T1">jj=302</text:span></text:p>
              <text:p text:style-name="P1"><text:span text:style-name="T1">kk=</text:span><text:span text:style-name="T3">302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3.81cm" svg:height="5.088cm" svg:x="32.051cm" svg:y="35.988cm">
              <text:p text:style-name="P1"><text:span text:style-name="T2">H</text:span></text:p>
              <text:p text:style-name="P1"><text:span text:style-name="T1">PID=</text:span><text:span text:style-name="T3">Z3</text:span></text:p>
              <text:p text:style-name="P1"><text:span text:style-name="T1">ii=302</text:span></text:p>
              <text:p text:style-name="P1"><text:span text:style-name="T1">jj=302</text:span></text:p>
              <text:p text:style-name="P3"><text:span text:style-name="T4">kk=</text:span><text:span text:style-name="T5">Z3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4" draw:layer="layout" svg:width="3.746cm" svg:height="5.024cm" svg:x="36.624cm" svg:y="36.052cm">
              <text:p text:style-name="P3"><text:span text:style-name="T6">I</text:span></text:p>
              <text:p text:style-name="P3"><text:span text:style-name="T4">PID=</text:span><text:span text:style-name="T5">Y3</text:span></text:p>
              <text:p text:style-name="P3"><text:span text:style-name="T1">ii=302</text:span></text:p>
              <text:p text:style-name="P3"><text:span text:style-name="T1">jj=302</text:span></text:p>
              <text:p text:style-name="P3"><text:span text:style-name="T4">kk=</text:span><text:span text:style-name="T5">Y3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5" draw:text-style-name="P2" draw:layer="layout" svg:width="3.747cm" svg:height="3.556cm" svg:x="30.019cm" svg:y="30.273cm">
              <text:p text:style-name="P1"><text:span text:style-name="T1">PID=302</text:span></text:p>
              <text:p text:style-name="P1"><text:span text:style-name="T1">ii=302</text:span></text:p>
              <text:p text:style-name="P1"><text:span text:style-name="T1">jj=302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2" draw:layer="layout" svg:width="4.318cm" svg:height="3.556cm" svg:x="32.813cm" svg:y="24.558cm">
              <text:p text:style-name="P1"><text:span text:style-name="T1">PID=</text:span><text:span text:style-name="T3">30</text:span><text:span text:style-name="T3">2</text:span></text:p>
              <text:p text:style-name="P1"><text:span text:style-name="T1">ii=302</text:span></text:p>
              <text:p text:style-name="P1"><text:span text:style-name="T1">jj=</text:span><text:span text:style-name="T3">302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5" draw:layer="layout" svg:x1="31.797cm" svg:y1="33.829cm" svg:x2="29.511cm" svg:y2="35.988cm">
              <text:p/>
            </draw:line>
            <draw:line draw:style-name="gr7" draw:text-style-name="P5" draw:layer="layout" svg:x1="31.797cm" svg:y1="33.829cm" svg:x2="33.893cm" svg:y2="35.988cm">
              <text:p/>
            </draw:line>
            <draw:g>
              <draw:line draw:style-name="gr8" draw:text-style-name="P5" draw:layer="layout" svg:x1="34.718cm" svg:y1="28.091cm" svg:x2="38.592cm" svg:y2="36.052cm">
                <text:p/>
              </draw:line>
              <draw:line draw:style-name="gr8" draw:text-style-name="P5" draw:layer="layout" svg:x1="34.845cm" svg:y1="28.091cm" svg:x2="31.924cm" svg:y2="30.273cm">
                <text:p/>
              </draw:line>
            </draw:g>
            <draw:frame draw:style-name="gr9" draw:text-style-name="P6" draw:layer="layout" svg:width="8.128cm" svg:height="1.143cm" svg:x="27.924cm" svg:y="34.083cm">
              <draw:text-box>
                <text:p><text:span text:style-name="T7">line 17: <text:s text:c="5"/>myfork()</text:span></text:p>
              </draw:text-box>
            </draw:frame>
            <draw:frame draw:style-name="gr9" draw:text-style-name="P6" draw:layer="layout" svg:width="9.588cm" svg:height="1.143cm" svg:x="30.527cm" svg:y="28.432cm">
              <draw:text-box>
                <text:p><text:span text:style-name="T7">line 16: <text:s text:c="5"/>myfork()</text:span></text:p>
              </draw:text-box>
            </draw:frame>
          </draw:g>
          <draw:g>
            <draw:custom-shape draw:style-name="gr16" draw:text-style-name="P4" draw:layer="layout" svg:width="3.747cm" svg:height="4.978cm" svg:x="41.195cm" svg:y="36.098cm">
              <text:p text:style-name="P3"><text:span text:style-name="T6">J</text:span></text:p>
              <text:p text:style-name="P3"><text:span text:style-name="T4">PID=</text:span><text:span text:style-name="T3">X2</text:span></text:p>
              <text:p text:style-name="P3"><text:span text:style-name="T1">ii=302</text:span></text:p>
              <text:p text:style-name="P3"><text:span text:style-name="T1">jj=X2</text:span></text:p>
              <text:p text:style-name="P3"><text:span text:style-name="T4">kk=</text:span><text:span text:style-name="T3">X2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4" draw:layer="layout" svg:width="3.81cm" svg:height="4.961cm" svg:x="45.513cm" svg:y="36.115cm">
              <text:p text:style-name="P3"><text:span text:style-name="T6">K</text:span></text:p>
              <text:p text:style-name="P3"><text:span text:style-name="T1">PID=</text:span><text:span text:style-name="T3">Z4</text:span></text:p>
              <text:p text:style-name="P3"><text:span text:style-name="T1">ii=302</text:span></text:p>
              <text:p text:style-name="P3"><text:span text:style-name="T1">jj=X2</text:span></text:p>
              <text:p text:style-name="P3"><text:span text:style-name="T4">kk=</text:span><text:span text:style-name="T5">Z4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4" draw:layer="layout" svg:width="3.746cm" svg:height="4.897cm" svg:x="50.086cm" svg:y="36.179cm">
              <text:p text:style-name="P3"><text:span text:style-name="T6">L</text:span></text:p>
              <text:p text:style-name="P3"><text:span text:style-name="T4">PID=</text:span><text:span text:style-name="T5">Y4</text:span></text:p>
              <text:p text:style-name="P3"><text:span text:style-name="T1">ii=302</text:span></text:p>
              <text:p text:style-name="P3"><text:span text:style-name="T1">jj=X2</text:span></text:p>
              <text:p text:style-name="P3"><text:span text:style-name="T4">kk=</text:span><text:span text:style-name="T5">Y4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9" draw:text-style-name="P4" draw:layer="layout" svg:width="3.747cm" svg:height="3.556cm" svg:x="43.481cm" svg:y="30.4cm">
              <text:p text:style-name="P3"><text:span text:style-name="T4">PID=</text:span><text:span text:style-name="T3">X2</text:span></text:p>
              <text:p text:style-name="P3"><text:span text:style-name="T1">ii=302</text:span></text:p>
              <text:p text:style-name="P3"><text:span text:style-name="T4">jj=</text:span><text:span text:style-name="T3">X2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2" draw:layer="layout" svg:width="4.318cm" svg:height="3.556cm" svg:x="46.275cm" svg:y="24.685cm">
              <text:p text:style-name="P1"><text:span text:style-name="T1">PID=</text:span><text:span text:style-name="T3">X2</text:span></text:p>
              <text:p text:style-name="P1"><text:span text:style-name="T1">ii=302</text:span></text:p>
              <text:p text:style-name="P1"><text:span text:style-name="T1">jj=</text:span><text:span text:style-name="T3">X2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5" draw:layer="layout" svg:x1="45.259cm" svg:y1="33.956cm" svg:x2="42.973cm" svg:y2="36.115cm">
              <text:p/>
            </draw:line>
            <draw:line draw:style-name="gr7" draw:text-style-name="P5" draw:layer="layout" svg:x1="45.259cm" svg:y1="33.956cm" svg:x2="47.355cm" svg:y2="36.115cm">
              <text:p/>
            </draw:line>
            <draw:g>
              <draw:line draw:style-name="gr8" draw:text-style-name="P5" draw:layer="layout" svg:x1="48.18cm" svg:y1="28.218cm" svg:x2="51.99cm" svg:y2="35.988cm">
                <text:p/>
              </draw:line>
              <draw:line draw:style-name="gr8" draw:text-style-name="P5" draw:layer="layout" svg:x1="48.307cm" svg:y1="28.218cm" svg:x2="45.386cm" svg:y2="30.4cm">
                <text:p/>
              </draw:line>
            </draw:g>
            <draw:frame draw:style-name="gr9" draw:text-style-name="P6" draw:layer="layout" svg:width="8.128cm" svg:height="1.143cm" svg:x="41.386cm" svg:y="34.21cm">
              <draw:text-box>
                <text:p><text:span text:style-name="T7">line 17: <text:s text:c="5"/>myfork()</text:span></text:p>
              </draw:text-box>
            </draw:frame>
            <draw:frame draw:style-name="gr9" draw:text-style-name="P6" draw:layer="layout" svg:width="9.588cm" svg:height="1.143cm" svg:x="43.989cm" svg:y="28.559cm">
              <draw:text-box>
                <text:p><text:span text:style-name="T7">line 16: <text:s text:c="5"/>myfork()</text:span></text:p>
              </draw:text-box>
            </draw:frame>
          </draw:g>
        </draw:g>
        <draw:g>
          <draw:custom-shape draw:style-name="gr10" draw:text-style-name="P2" draw:layer="layout" svg:width="4.826cm" svg:height="2.413cm" svg:x="39.417cm" svg:y="17.701cm">
            <text:p text:style-name="P1"><text:span text:style-name="T1">PID=</text:span><text:span text:style-name="T3">302</text:span></text:p>
            <text:p text:style-name="P1"><text:span text:style-name="T1">ii=302</text:span></text:p>
            <draw:enhanced-geometry svg:viewBox="0 0 21600 21600" draw:type="rectangle" draw:enhanced-path="M 0 0 L 21600 0 21600 21600 0 21600 0 0 Z N"/>
          </draw:custom-shape>
          <draw:line draw:style-name="gr8" draw:text-style-name="P5" draw:layer="layout" svg:x1="41.83cm" svg:y1="20.114cm" svg:x2="48.879cm" svg:y2="24.685cm">
            <text:p/>
          </draw:line>
          <draw:line draw:style-name="gr8" draw:text-style-name="P5" draw:layer="layout" svg:x1="41.808cm" svg:y1="20.097cm" svg:x2="35.163cm" svg:y2="24.558cm">
            <text:p/>
          </draw:line>
          <draw:frame draw:style-name="gr9" draw:text-style-name="P6" draw:layer="layout" svg:width="6.286cm" svg:height="1.143cm" svg:x="38.783cm" svg:y="22.336cm">
            <draw:text-box>
              <text:p><text:span text:style-name="T7">line 14: myfork()</text:span></text:p>
            </draw:text-box>
          </draw:frame>
          <draw:line draw:style-name="gr8" draw:text-style-name="P5" draw:layer="layout" svg:x1="29.108cm" svg:y1="10.826cm" svg:x2="15.033cm" svg:y2="17.637cm">
            <text:p/>
          </draw:line>
          <draw:line draw:style-name="gr8" draw:text-style-name="P5" draw:layer="layout" svg:x1="29.132cm" svg:y1="10.811cm" svg:x2="42.211cm" svg:y2="17.701cm">
            <text:p/>
          </draw:line>
          <draw:frame draw:style-name="gr9" draw:text-style-name="P6" draw:layer="layout" svg:width="6.286cm" svg:height="1.143cm" svg:x="26.083cm" svg:y="12.747cm">
            <draw:text-box>
              <text:p><text:span text:style-name="T7">line 12: myfork()</text:span></text:p>
            </draw:text-box>
          </draw:frame>
        </draw:g>
      </draw:page>
      <draw:page draw:name="page2" draw:style-name="dp1" draw:master-page-name="Default">
        <draw:custom-shape draw:style-name="gr20" draw:text-style-name="P2" draw:layer="layout" svg:width="3.747cm" svg:height="5.786cm" svg:x="1cm" svg:y="35.226cm">
          <text:p text:style-name="P1"><text:span text:style-name="T2">A</text:span></text:p>
          <text:p text:style-name="P1"><text:span text:style-name="T8">PID=500</text:span></text:p>
          <text:p text:style-name="P1"><text:span text:style-name="T8">ii=500</text:span></text:p>
          <text:p text:style-name="P1"><text:span text:style-name="T8">jj=500</text:span></text:p>
          <text:p text:style-name="P1"><text:span text:style-name="T8">kk=500</text:span></text:p>
          <text:p text:style-name="P1"><text:span text:style-name="T8">ll=500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747cm" svg:height="5.786cm" svg:x="5.508cm" svg:y="35.226cm">
          <text:p text:style-name="P1"><text:span text:style-name="T2">B</text:span></text:p>
          <text:p text:style-name="P1"><text:span text:style-name="T8">PID=Y1</text:span></text:p>
          <text:p text:style-name="P1"><text:span text:style-name="T8">ii=500</text:span></text:p>
          <text:p text:style-name="P1"><text:span text:style-name="T8">jj=500</text:span></text:p>
          <text:p text:style-name="P1"><text:span text:style-name="T8">kk=500</text:span></text:p>
          <text:p text:style-name="P1"><text:span text:style-name="T8">ll=Y1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747cm" svg:height="5.786cm" svg:x="9.953cm" svg:y="35.226cm">
          <text:p text:style-name="P1"><text:span text:style-name="T2">C</text:span></text:p>
          <text:p text:style-name="P1"><text:span text:style-name="T8">PID=X1</text:span></text:p>
          <text:p text:style-name="P1"><text:span text:style-name="T8">ii=500</text:span></text:p>
          <text:p text:style-name="P1"><text:span text:style-name="T8">jj=500</text:span></text:p>
          <text:p text:style-name="P1"><text:span text:style-name="T8">kk=X1</text:span></text:p>
          <text:p text:style-name="P1"><text:span text:style-name="T8">ll=X1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747cm" svg:height="5.786cm" svg:x="14.525cm" svg:y="35.226cm">
          <text:p text:style-name="P1"><text:span text:style-name="T2">D</text:span></text:p>
          <text:p text:style-name="P1"><text:span text:style-name="T8">PID=Y2</text:span></text:p>
          <text:p text:style-name="P1"><text:span text:style-name="T8">ii=500</text:span></text:p>
          <text:p text:style-name="P1"><text:span text:style-name="T8">jj=500</text:span></text:p>
          <text:p text:style-name="P1"><text:span text:style-name="T8">kk=X1</text:span></text:p>
          <text:p text:style-name="P1"><text:span text:style-name="T8">ll=Y2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747cm" svg:height="5.786cm" svg:x="18.843cm" svg:y="35.226cm">
          <text:p text:style-name="P1"><text:span text:style-name="T2">E</text:span></text:p>
          <text:p text:style-name="P1"><text:span text:style-name="T8">PID=501</text:span></text:p>
          <text:p text:style-name="P1"><text:span text:style-name="T8">ii=500</text:span></text:p>
          <text:p text:style-name="P1"><text:span text:style-name="T8">jj=501</text:span></text:p>
          <text:p text:style-name="P1"><text:span text:style-name="T8">kk=501</text:span></text:p>
          <text:p text:style-name="P1"><text:span text:style-name="T8">ll=501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747cm" svg:height="5.786cm" svg:x="23.415cm" svg:y="35.226cm">
          <text:p text:style-name="P1"><text:span text:style-name="T2">F</text:span></text:p>
          <text:p text:style-name="P1"><text:span text:style-name="T8">PID=Y3</text:span></text:p>
          <text:p text:style-name="P1"><text:span text:style-name="T8">ii=500</text:span></text:p>
          <text:p text:style-name="P1"><text:span text:style-name="T8">jj=501</text:span></text:p>
          <text:p text:style-name="P1"><text:span text:style-name="T8">kk=501</text:span></text:p>
          <text:p text:style-name="P1"><text:span text:style-name="T8">ll=Y3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747cm" svg:height="5.786cm" svg:x="27.86cm" svg:y="35.226cm">
          <text:p text:style-name="P1"><text:span text:style-name="T2">G</text:span></text:p>
          <text:p text:style-name="P1"><text:span text:style-name="T8">PID=X2</text:span></text:p>
          <text:p text:style-name="P1"><text:span text:style-name="T8">ii=500</text:span></text:p>
          <text:p text:style-name="P1"><text:span text:style-name="T8">jj=501</text:span></text:p>
          <text:p text:style-name="P1"><text:span text:style-name="T8">kk=X2</text:span></text:p>
          <text:p text:style-name="P1"><text:span text:style-name="T8">ll=X2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747cm" svg:height="5.786cm" svg:x="32.432cm" svg:y="35.226cm">
          <text:p text:style-name="P1"><text:span text:style-name="T2">H</text:span></text:p>
          <text:p text:style-name="P1"><text:span text:style-name="T8">PID=Y4</text:span></text:p>
          <text:p text:style-name="P1"><text:span text:style-name="T8">ii=500</text:span></text:p>
          <text:p text:style-name="P1"><text:span text:style-name="T8">jj=501</text:span></text:p>
          <text:p text:style-name="P1"><text:span text:style-name="T8">kk=X2</text:span></text:p>
          <text:p text:style-name="P1"><text:span text:style-name="T8">ll=Y4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747cm" svg:height="3.937cm" svg:x="3.539cm" svg:y="27.098cm">
          <text:p text:style-name="P1"><text:span text:style-name="T8">PID=500</text:span></text:p>
          <text:p text:style-name="P1"><text:span text:style-name="T8">ii=500</text:span></text:p>
          <text:p text:style-name="P1"><text:span text:style-name="T8">jj=500</text:span></text:p>
          <text:p text:style-name="P1"><text:span text:style-name="T8">kk=500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747cm" svg:height="3.937cm" svg:x="12.54cm" svg:y="27.098cm">
          <text:p text:style-name="P1"><text:span text:style-name="T8">PID=X1</text:span></text:p>
          <text:p text:style-name="P1"><text:span text:style-name="T8">ii=500</text:span></text:p>
          <text:p text:style-name="P1"><text:span text:style-name="T8">jj=500</text:span></text:p>
          <text:p text:style-name="P1"><text:span text:style-name="T8">kk=X1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747cm" svg:height="3.937cm" svg:x="21.32cm" svg:y="27.098cm">
          <text:p text:style-name="P1"><text:span text:style-name="T8">PID=501</text:span></text:p>
          <text:p text:style-name="P1"><text:span text:style-name="T8">ii=500</text:span></text:p>
          <text:p text:style-name="P1"><text:span text:style-name="T8">jj=501</text:span></text:p>
          <text:p text:style-name="P1"><text:span text:style-name="T8">kk=501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747cm" svg:height="3.937cm" svg:x="30.395cm" svg:y="27.058cm">
          <text:p text:style-name="P1"><text:span text:style-name="T8">PID=X2</text:span></text:p>
          <text:p text:style-name="P1"><text:span text:style-name="T8">ii=500</text:span></text:p>
          <text:p text:style-name="P1"><text:span text:style-name="T8">jj=501</text:span></text:p>
          <text:p text:style-name="P1"><text:span text:style-name="T8">kk=X2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747cm" svg:height="3.429cm" svg:x="7.858cm" svg:y="18.843cm">
          <text:p text:style-name="P1"><text:span text:style-name="T8">PID=500</text:span></text:p>
          <text:p text:style-name="P1"><text:span text:style-name="T8">ii=500</text:span></text:p>
          <text:p text:style-name="P1"><text:span text:style-name="T8">jj=500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747cm" svg:height="3.429cm" svg:x="25.511cm" svg:y="18.78cm">
          <text:p text:style-name="P1"><text:span text:style-name="T8">PID=501</text:span></text:p>
          <text:p text:style-name="P1"><text:span text:style-name="T8">ii=500</text:span></text:p>
          <text:p text:style-name="P1"><text:span text:style-name="T8">jj=501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747cm" svg:height="3.429cm" svg:x="16.938cm" svg:y="10.017cm">
          <text:p text:style-name="P1"><text:span text:style-name="T8">PID=500</text:span></text:p>
          <text:p text:style-name="P1"><text:span text:style-name="T8">ii=500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8.907cm" svg:y1="13.446cm" svg:x2="9.636cm" svg:y2="18.843cm">
          <text:p/>
        </draw:line>
        <draw:line draw:style-name="gr8" draw:text-style-name="P5" draw:layer="layout" svg:x1="18.931cm" svg:y1="13.43cm" svg:x2="27.67cm" svg:y2="18.78cm">
          <text:p/>
        </draw:line>
        <draw:line draw:style-name="gr8" draw:text-style-name="P5" draw:layer="layout" svg:x1="9.763cm" svg:y1="22.273cm" svg:x2="5.381cm" svg:y2="27.098cm">
          <text:p/>
        </draw:line>
        <draw:line draw:style-name="gr8" draw:text-style-name="P5" draw:layer="layout" svg:x1="9.783cm" svg:y1="22.253cm" svg:x2="14.335cm" svg:y2="27.098cm">
          <text:p/>
        </draw:line>
        <draw:line draw:style-name="gr8" draw:text-style-name="P5" draw:layer="layout" svg:x1="27.607cm" svg:y1="22.272cm" svg:x2="23.225cm" svg:y2="27.097cm">
          <text:p/>
        </draw:line>
        <draw:line draw:style-name="gr8" draw:text-style-name="P5" draw:layer="layout" svg:x1="27.627cm" svg:y1="22.272cm" svg:x2="32.178cm" svg:y2="27.058cm">
          <text:p/>
        </draw:line>
        <draw:line draw:style-name="gr8" draw:text-style-name="P5" draw:layer="layout" svg:x1="5.318cm" svg:y1="31.036cm" svg:x2="2.968cm" svg:y2="35.226cm">
          <text:p/>
        </draw:line>
        <draw:line draw:style-name="gr8" draw:text-style-name="P5" draw:layer="layout" svg:x1="5.335cm" svg:y1="31.013cm" svg:x2="7.477cm" svg:y2="35.226cm">
          <text:p/>
        </draw:line>
        <draw:g>
          <draw:g>
            <draw:line draw:style-name="gr8" draw:text-style-name="P5" draw:layer="layout" svg:x1="5.319cm" svg:y1="31.014cm" svg:x2="2.969cm" svg:y2="35.204cm">
              <text:p/>
            </draw:line>
            <draw:line draw:style-name="gr8" draw:text-style-name="P5" draw:layer="layout" svg:x1="5.336cm" svg:y1="30.991cm" svg:x2="7.478cm" svg:y2="35.204cm">
              <text:p/>
            </draw:line>
          </draw:g>
          <draw:g>
            <draw:line draw:style-name="gr8" draw:text-style-name="P5" draw:layer="layout" svg:x1="14.462cm" svg:y1="30.995cm" svg:x2="12.112cm" svg:y2="35.185cm">
              <text:p/>
            </draw:line>
            <draw:line draw:style-name="gr8" draw:text-style-name="P5" draw:layer="layout" svg:x1="14.479cm" svg:y1="30.972cm" svg:x2="16.621cm" svg:y2="35.185cm">
              <text:p/>
            </draw:line>
          </draw:g>
        </draw:g>
        <draw:g>
          <draw:g>
            <draw:line draw:style-name="gr8" draw:text-style-name="P5" draw:layer="layout" svg:x1="23.162cm" svg:y1="31.014cm" svg:x2="20.812cm" svg:y2="35.204cm">
              <text:p/>
            </draw:line>
            <draw:line draw:style-name="gr8" draw:text-style-name="P5" draw:layer="layout" svg:x1="23.179cm" svg:y1="30.991cm" svg:x2="25.321cm" svg:y2="35.204cm">
              <text:p/>
            </draw:line>
          </draw:g>
          <draw:g>
            <draw:line draw:style-name="gr8" draw:text-style-name="P5" draw:layer="layout" svg:x1="32.305cm" svg:y1="30.995cm" svg:x2="29.955cm" svg:y2="35.185cm">
              <text:p/>
            </draw:line>
            <draw:line draw:style-name="gr8" draw:text-style-name="P5" draw:layer="layout" svg:x1="32.322cm" svg:y1="30.972cm" svg:x2="34.464cm" svg:y2="35.185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1" svg:font-family="FreeMono" style:font-family-generic="modern" style:font-pitch="fixed"/>
    <style:font-face style:name="FreeMono2" svg:font-family="FreeMono" style:font-adornments="Bold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FreeMono" svg:font-family="FreeMono" style:font-family-generic="modern" style:font-pitch="variable"/>
    <style:font-face style:name="Liberation Mono2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6:51:20.334623233</meta:creation-date>
    <dc:date>2021-10-25T21:21:05.577244650</dc:date>
    <meta:editing-duration>PT3H29M45S</meta:editing-duration>
    <meta:editing-cycles>69</meta:editing-cycles>
    <meta:generator>LibreOffice/6.4.7.2$Linux_X86_64 LibreOffice_project/40$Build-2</meta:generator>
    <meta:document-statistic meta:object-count="102"/>
  </office:meta>
</office:document-meta>
</file>